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MockMvcBuilderTests.springHandlerInstanti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inue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MockMvcBuilderTests.addFilterPatte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loneMockMvcBuilderTests.addFiltersFiltersContai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loneMockMvcBuilderTests.applicationContex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loneMockMvcBuilderTests.suffix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laceholderController.handleWith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ndaloneMockMvcBuilderTests.addFilterPatternContai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andaloneMockMvcBuilder.TestStandaloneMockMvcBuilder( Object ... control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MockMvcBuilderTests.addFiltersFilter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tandaloneMockMvcBuilder.initWebAp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BuilderTests.placeHoldersInReques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